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="0.15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="0.15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="0.15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="0.15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5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.1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="0.15cm" fo:border-left="0.5pt solid #000000" fo:border-right="0.5pt solid #000000" fo:border-top="none" fo:border-bottom="0.5pt solid #000000" style:writing-mode="lr-tb"/>
    </style:style>
    <style:style style:name="Tableau1.C5.1.2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="0.15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5.274cm" fo:keep-together="always"/>
    </style:style>
    <style:style style:name="Tableau1.A6" style:family="table-cell">
      <style:table-cell-properties style:vertical-align="top" fo:padding="0.15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="0.199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916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917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916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6" style:family="table-row">
      <style:table-row-properties style:min-row-height="2.917cm" fo:keep-together="always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style:snap-to-layout-grid="false"/>
      <style:text-properties fo:language="en" fo:country="GB"/>
    </style:style>
    <style:style style:name="P8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9" style:family="paragraph" style:parent-style-name="Heading_20_1">
      <style:paragraph-properties style:snap-to-layout-grid="false"/>
      <style:text-properties fo:font-size="12pt" style:font-size-asian="12pt"/>
    </style:style>
    <style:style style:name="P10" style:family="paragraph" style:parent-style-name="Heading_20_2">
      <style:paragraph-properties style:snap-to-layout-grid="false"/>
    </style:style>
    <style:style style:name="P11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12" style:family="paragraph" style:parent-style-name="Title" style:master-page-name="Conversion_20_2">
      <style:paragraph-properties style:page-number="auto"/>
    </style:style>
    <style:style style:name="P13" style:family="paragraph" style:parent-style-name="Title" style:master-page-name="Conversion_20_3">
      <style:paragraph-properties style:page-number="auto"/>
    </style:style>
    <style:style style:name="P14" style:family="paragraph" style:parent-style-name="Title" style:master-page-name="Conversion_20_4">
      <style:paragraph-properties style:page-number="auto"/>
    </style:style>
    <style:style style:name="P15" style:family="paragraph" style:parent-style-name="Title" style:master-page-name="Conversion_20_5">
      <style:paragraph-properties style:page-number="auto"/>
    </style:style>
    <style:style style:name="P16" style:family="paragraph" style:parent-style-name="Title" style:master-page-name="Conversion_20_6">
      <style:paragraph-properties style:page-number="auto"/>
    </style:style>
    <style:style style:name="P17" style:family="paragraph" style:parent-style-name="Title" style:master-page-name="Conversion_20_7">
      <style:paragraph-properties style:page-number="auto"/>
    </style:style>
    <style:style style:name="P18" style:family="paragraph" style:parent-style-name="Standard" style:master-page-name="Conversion_20_1">
      <style:paragraph-properties fo:text-align="center" style:justify-single-word="false" style:page-number="auto"/>
    </style:style>
    <style:style style:name="P19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GB"/>
    </style:style>
    <style:style style:name="T3" style:family="text">
      <style:text-properties style:text-position="super 58%" style:font-name="Times" fo:language="en" fo:country="GB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F112 - Dossier de recette 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9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3">Nom du logiciel :</text:p>
            <text:p text:style-name="Standard"/>
          </table:table-cell>
          <table:covered-table-cell/>
          <table:covered-table-cell/>
          <table:table-cell table:style-name="Tableau1.D3" office:value-type="string">
            <text:p text:style-name="P3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3">Taille (nombre de pages ou de lignes) :</text:p>
            <text:p text:style-name="P3"/>
          </table:table-cell>
          <table:table-cell table:style-name="Tableau1.B3" table:number-columns-spanned="2" office:value-type="string">
            <text:p text:style-name="P3"/>
          </table:table-cell>
          <table:covered-table-cell/>
          <table:table-cell table:style-name="Tableau1.D3" office:value-type="string">
            <text:p text:style-name="P3">Date de dernière mise à jour :</text:p>
            <text:p text:style-name="P3"/>
          </table:table-cell>
        </table:table-row>
        <table:table-row table:style-name="Tableau1.1">
          <table:table-cell table:style-name="Tableau1.A4" table:number-columns-spanned="4" office:value-type="string">
            <text:p text:style-name="P10">Identification des <text:s/>valideurs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5" table:number-columns-spanned="2" office:value-type="string">
            <text:p text:style-name="P3">Nom des 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3">
                <table:table-cell table:style-name="Tableau1.C5.1.2" office:value-type="string">
                  <text:p text:style-name="P2">Date de validation</text:p>
                </table:table-cell>
                <table:table-cell table:style-name="Tableau1.C5.2.2" office:value-type="string">
                  <text:p text:style-name="P2">Effort (heures)</text:p>
                </table:table-cell>
              </table:table-row>
              <table:table-row table:style-name="Tableau1.3">
                <table:table-cell table:style-name="Tableau1.C5.1.2" office:value-type="string">
                  <text:p text:style-name="P2"/>
                </table:table-cell>
                <table:table-cell table:style-name="Tableau1.C5.2.2" office:value-type="string">
                  <text:p text:style-name="P2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3"><text:span text:style-name="T1">Fonctionnalités à tester</text:span> :</text:p>
            <text:p text:style-name="Standard"/>
            <text:p text:style-name="Standard"/>
            <text:p text:style-name="Standard"/>
            <text:p text:style-name="Standard"/>
            <text:p text:style-name="Standard"><text:span text:style-name="T1">Critère (s) de validation</text:span><text:span text:style-name="T1"><text:note text:id="ftn1" text:note-class="footnote"><text:note-citation>1</text:note-citation><text:note-body><text:p text:style-name="Footnote">Ces critères peuvent comprendre : le nombre de tests passés ( / nombre de tests prévus), le nombre de tests OK/NOK, le nombre d’anomalies majeures, le nombre d’anomalies mineures...</text:p></text:note-body></text:note></text:span> :</text:p>
            <text:p text:style-name="Standard"/>
            <text:p text:style-name="Standard"/>
            <text:p text:style-name="Standard"/>
            <text:p text:style-name="P4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3">Nb tests prévus</text:p></table:table-cell><table:table-cell table:style-name="Tableau2.A1" office:value-type="string"><text:p text:style-name="P3">Tests passés</text:p></table:table-cell><table:table-cell table:style-name="Tableau2.A1" office:value-type="string"><text:p text:style-name="P3"><text:span text:style-name="T2">Tests OK</text:span><text:span text:style-name="T3">2</text:span></text:p></table:table-cell><table:table-cell table:style-name="Tableau2.A1" office:value-type="string"><text:p text:style-name="P7">Tests NOK</text:p></table:table-cell><table:table-cell table:style-name="Tableau2.A1" office:value-type="string"><text:p text:style-name="P3">Tests NS</text:p></table:table-cell><table:table-cell table:style-name="Tableau2.A1" office:value-type="string"><text:p text:style-name="P3">Anomalies</text:p><text:p text:style-name="Standard">majeures </text:p></table:table-cell><table:table-cell table:style-name="Tableau2.G1" office:value-type="string"><text:p text:style-name="P3">Anomalies </text:p><text:p text:style-name="Standard">mineures</text:p></table:table-cell></table:table-row><table:table-row table:style-name="Tableau2.1"><table:table-cell table:style-name="Tableau2.A2" office:value-type="string"><text:p text:style-name="P3"/><text:p text:style-name="Standard"/></table:table-cell><table:table-cell table:style-name="Tableau2.A2" office:value-type="string"><text:p text:style-name="P3"/></table:table-cell><table:table-cell table:style-name="Tableau2.A2" office:value-type="string"><text:p text:style-name="P3"/></table:table-cell><table:table-cell table:style-name="Tableau2.A2" office:value-type="string"><text:p text:style-name="P3"/></table:table-cell><table:table-cell table:style-name="Tableau2.A2" office:value-type="string"><text:p text:style-name="P3"/></table:table-cell><table:table-cell table:style-name="Tableau2.A2" office:value-type="string"><text:p text:style-name="P3"/></table:table-cell><table:table-cell table:style-name="Tableau2.G2" office:value-type="string"><text:p text:style-name="P3"/></table:table-cell></table:table-row></table:table></draw:text-box></draw:frame></text:p>
            <text:p text:style-name="P4">Décision :</text:p>
            <text:p text:style-name="Standard"/>
            <text:p text:style-name="Standard"><draw:custom-shape text:anchor-type="char" draw:z-index="1" draw:style-name="gr1" draw:text-style-name="P19" svg:width="0.318cm" svg:height="0.318cm" svg:x="0.318cm" svg:y="0.093cm"><text:p/><draw:enhanced-geometry svg:viewBox="0 0 21600 21600" draw:type="rectangle" draw:enhanced-path="M 0 0 L 21600 0 21600 21600 0 21600 0 0 Z N"/></draw:custom-shape> <text:s text:c="9"/>Acceptation sans réserves</text:p>
            <text:p text:style-name="Standard"><text:s text:c="5"/></text:p>
            <text:p text:style-name="Standard"><draw:custom-shape text:anchor-type="char" draw:z-index="2" draw:style-name="gr1" draw:text-style-name="P19" svg:width="0.318cm" svg:height="0.318cm" svg:x="0.328cm" svg:y="0.069cm"><text:p/><draw:enhanced-geometry svg:viewBox="0 0 21600 21600" draw:type="rectangle" draw:enhanced-path="M 0 0 L 21600 0 21600 21600 0 21600 0 0 Z N"/></draw:custom-shape> <text:s text:c="9"/>Acceptation avec réserves (à expliciter)</text:p>
            <text:p text:style-name="Standard"/>
            <text:p text:style-name="Standard"><draw:custom-shape text:anchor-type="char" draw:z-index="3" draw:style-name="gr1" draw:text-style-name="P19" svg:width="0.318cm" svg:height="0.318cm" svg:x="0.328cm" svg:y="0.049cm"><text:p/><draw:enhanced-geometry svg:viewBox="0 0 21600 21600" draw:type="rectangle" draw:enhanced-path="M 0 0 L 21600 0 21600 21600 0 21600 0 0 Z N"/></draw:custom-shape> <text:s text:c="9"/>Rejet</text:p>
            <text:p text:style-name="Standard"/>
            <text:p text:style-name="Standard"><draw:custom-shape text:anchor-type="char" draw:z-index="4" draw:style-name="gr1" draw:text-style-name="P19" svg:width="0.318cm" svg:height="0.318cm" svg:x="0.328cm" svg:y="0.028cm"><text:p/><draw:enhanced-geometry svg:viewBox="0 0 21600 21600" draw:type="rectangle" draw:enhanced-path="M 0 0 L 21600 0 21600 21600 0 21600 0 0 Z N"/></draw:custom-shape> <text:s text:c="9"/>Non concluant <text:s/>(demande de tests supplémentaires)</text:p>
            <text:p text:style-name="Standard"/>
            <text:p text:style-name="Standard">Commentaires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1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Titre_20_secondaire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5">N°</text:p>
          </table:table-cell>
          <table:table-cell table:style-name="Tableau3.B2" office:value-type="string">
            <text:p text:style-name="P5">Identification du test</text:p>
          </table:table-cell>
          <table:table-cell table:style-name="Tableau3.C2" office:value-type="string">
            <text:p text:style-name="P2"><text:span text:style-name="T1">Résultat</text:span><text:span text:style-name="T1"><text:note text:id="ftn2" text:note-class="footnote"><text:note-citation>2</text:note-citation><text:note-body><text:p text:style-name="Footnote">OK : le résultat du test correspond à ce qui était attendu<text:line-break/>NOK : le résultat du test ne correspond pas à ce qui était attendu<text:line-break/>NS : test non significatif (ne permet pas de conclure sur la validité ou non du résultat)</text:p></text:note-body></text:note></text:span></text:p>
          </table:table-cell>
          <table:table-cell table:style-name="Tableau3.D8" office:value-type="string">
            <text:p text:style-name="P6"/>
            <text:p text:style-name="Standard"><text:span text:style-name="T1">Gravité de l’anomalie </text:span><text:span text:style-name="T1"><text:note text:id="ftn3" text:note-class="footnote"><text:note-citation>3</text:note-citation><text:note-body><text:p text:style-name="Footnote"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2"/>
          </table:table-cell>
          <table:table-cell table:style-name="Tableau3.B8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3.C8" office:value-type="string">
            <text:p text:style-name="P2"/>
          </table:table-cell>
          <table:table-cell table:style-name="Tableau3.D8" office:value-type="string">
            <text:p text:style-name="P2"/>
          </table:table-cell>
        </table:table-row>
        <table:table-row table:style-name="Tableau3.3">
          <table:table-cell table:style-name="Tableau3.A8" office:value-type="string">
            <text:p text:style-name="P2"/>
          </table:table-cell>
          <table:table-cell table:style-name="Tableau3.B8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3.C8" office:value-type="string">
            <text:p text:style-name="P2"/>
          </table:table-cell>
          <table:table-cell table:style-name="Tableau3.D8" office:value-type="string">
            <text:p text:style-name="P2"/>
          </table:table-cell>
        </table:table-row>
        <table:table-row table:style-name="Tableau3.3">
          <table:table-cell table:style-name="Tableau3.A8" office:value-type="string">
            <text:p text:style-name="P2"/>
          </table:table-cell>
          <table:table-cell table:style-name="Tableau3.B8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3.C8" office:value-type="string">
            <text:p text:style-name="P2"/>
          </table:table-cell>
          <table:table-cell table:style-name="Tableau3.D8" office:value-type="string">
            <text:p text:style-name="P2"/>
          </table:table-cell>
        </table:table-row>
        <table:table-row table:style-name="Tableau3.6">
          <table:table-cell table:style-name="Tableau3.A8" office:value-type="string">
            <text:p text:style-name="P2"/>
          </table:table-cell>
          <table:table-cell table:style-name="Tableau3.B8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3.C8" office:value-type="string">
            <text:p text:style-name="P2"/>
          </table:table-cell>
          <table:table-cell table:style-name="Tableau3.D8" office:value-type="string">
            <text:p text:style-name="P2"/>
          </table:table-cell>
        </table:table-row>
        <table:table-row table:style-name="Tableau3.3">
          <table:table-cell table:style-name="Tableau3.A8" office:value-type="string">
            <text:p text:style-name="P2"/>
          </table:table-cell>
          <table:table-cell table:style-name="Tableau3.B8" office:value-type="string">
            <text:p text:style-name="P2"/>
          </table:table-cell>
          <table:table-cell table:style-name="Tableau3.C8" office:value-type="string">
            <text:p text:style-name="P2"/>
          </table:table-cell>
          <table:table-cell table:style-name="Tableau3.D8" office:value-type="string">
            <text:p text:style-name="P2"/>
          </table:table-cell>
        </table:table-row>
        <table:table-row table:style-name="Tableau3.3">
          <table:table-cell table:style-name="Tableau3.A8" office:value-type="string">
            <text:p text:style-name="P2"/>
          </table:table-cell>
          <table:table-cell table:style-name="Tableau3.B8" office:value-type="string">
            <text:p text:style-name="P2"/>
          </table:table-cell>
          <table:table-cell table:style-name="Tableau3.C8" office:value-type="string">
            <text:p text:style-name="P2"/>
          </table:table-cell>
          <table:table-cell table:style-name="Tableau3.D8" office:value-type="string">
            <text:p text:style-name="P2"/>
          </table:table-cell>
        </table:table-row>
      </table:table>
      <text:p text:style-name="P1"/>
      <text:p text:style-name="P1"/>
      <text:p text:style-name="P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Titre_20_secondaire">Synthèse des tests (suite et fin)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5">N°</text:p>
          </table:table-cell>
          <table:table-cell table:style-name="Tableau4.B2" office:value-type="string">
            <text:p text:style-name="P5">Identification du test</text:p>
          </table:table-cell>
          <table:table-cell table:style-name="Tableau4.C2" office:value-type="string">
            <text:p text:style-name="P2"><text:span text:style-name="T1">Résultat</text:span><text:span text:style-name="T1"><text:note text:id="ftn4" text:note-class="footnote"><text:note-citation>4</text:note-citation><text:note-body><text:p text:style-name="Footnote">OK : le résultat du test correspond à ce qui était attendu<text:line-break/>NOK : <text:s/>le résultat du test ne correspond pas à ce qui était attendu<text:line-break/>NS : test non significatif</text:p></text:note-body></text:note></text:span></text:p>
          </table:table-cell>
          <table:table-cell table:style-name="Tableau4.D8" office:value-type="string">
            <text:p text:style-name="P6"/>
            <text:p text:style-name="Standard"><text:span text:style-name="T1">Gravité de l’anomalie </text:span><text:span text:style-name="T1"><text:note text:id="ftn5" text:note-class="footnote"><text:note-citation>5</text:note-citation><text:note-body><text:p text:style-name="Footnote"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2"/>
          </table:table-cell>
          <table:table-cell table:style-name="Tableau4.B8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4.C8" office:value-type="string">
            <text:p text:style-name="P2"/>
          </table:table-cell>
          <table:table-cell table:style-name="Tableau4.D8" office:value-type="string">
            <text:p text:style-name="P2"/>
          </table:table-cell>
        </table:table-row>
        <table:table-row table:style-name="Tableau4.3">
          <table:table-cell table:style-name="Tableau4.A8" office:value-type="string">
            <text:p text:style-name="P2"/>
          </table:table-cell>
          <table:table-cell table:style-name="Tableau4.B8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4.C8" office:value-type="string">
            <text:p text:style-name="P2"/>
          </table:table-cell>
          <table:table-cell table:style-name="Tableau4.D8" office:value-type="string">
            <text:p text:style-name="P2"/>
          </table:table-cell>
        </table:table-row>
        <table:table-row table:style-name="Tableau4.3">
          <table:table-cell table:style-name="Tableau4.A8" office:value-type="string">
            <text:p text:style-name="P2"/>
          </table:table-cell>
          <table:table-cell table:style-name="Tableau4.B8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4.C8" office:value-type="string">
            <text:p text:style-name="P2"/>
          </table:table-cell>
          <table:table-cell table:style-name="Tableau4.D8" office:value-type="string">
            <text:p text:style-name="P2"/>
          </table:table-cell>
        </table:table-row>
        <table:table-row table:style-name="Tableau4.6">
          <table:table-cell table:style-name="Tableau4.A8" office:value-type="string">
            <text:p text:style-name="P2"/>
          </table:table-cell>
          <table:table-cell table:style-name="Tableau4.B8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4.C8" office:value-type="string">
            <text:p text:style-name="P2"/>
          </table:table-cell>
          <table:table-cell table:style-name="Tableau4.D8" office:value-type="string">
            <text:p text:style-name="P2"/>
          </table:table-cell>
        </table:table-row>
        <table:table-row table:style-name="Tableau4.3">
          <table:table-cell table:style-name="Tableau4.A8" office:value-type="string">
            <text:p text:style-name="P2"/>
          </table:table-cell>
          <table:table-cell table:style-name="Tableau4.B8" office:value-type="string">
            <text:p text:style-name="P2"/>
          </table:table-cell>
          <table:table-cell table:style-name="Tableau4.C8" office:value-type="string">
            <text:p text:style-name="P2"/>
          </table:table-cell>
          <table:table-cell table:style-name="Tableau4.D8" office:value-type="string">
            <text:p text:style-name="P2"/>
          </table:table-cell>
        </table:table-row>
        <table:table-row table:style-name="Tableau4.3">
          <table:table-cell table:style-name="Tableau4.A8" office:value-type="string">
            <text:p text:style-name="P2"/>
          </table:table-cell>
          <table:table-cell table:style-name="Tableau4.B8" office:value-type="string">
            <text:p text:style-name="P2"/>
          </table:table-cell>
          <table:table-cell table:style-name="Tableau4.C8" office:value-type="string">
            <text:p text:style-name="P2"/>
          </table:table-cell>
          <table:table-cell table:style-name="Tableau4.D8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/>
      <text:p text:style-name="Title"><text:soft-page-break/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 (scénario)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  <text:p text:style-name="P12"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(scénario)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  <text:p text:style-name="P13"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(scénario)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  <text:p text:style-name="P14"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(scénario) 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  <text:p text:style-name="P15"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(scénario) 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  <text:p text:style-name="P16"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(scénario) 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  <text:p text:style-name="P17">Fiche de test N° <text:s text:c="3"/></text:p>
      <text:p text:style-name="Title"/>
      <text:p text:style-name="P4">Objectif du test :</text:p>
      <text:p text:style-name="P4"/>
      <text:p text:style-name="P4"/>
      <text:p text:style-name="P4"/>
      <text:p text:style-name="P4"/>
      <text:p text:style-name="P4">Description(scénario) 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attendu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sultats observé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Heading_20_5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cm" fo:margin-right="0cm" fo:margin-top="0.101cm" fo:margin-bottom="0.101cm" style:contextual-spacing="false" fo:text-indent="-0.3cm" style:auto-text-indent="false">
        <style:tab-stops/>
      </style:paragraph-properties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style:contextual-spacing="false" fo:text-align="center" style:justify-single-word="false"/>
      <style:text-properties fo:text-transform="uppercase" fo:font-size="16pt" fo:font-weight="normal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itre_20_secondaire" style:display-name="Titre secondaire" style:family="paragraph" style:parent-style-name="Title">
      <style:text-properties fo:font-variant="small-caps" fo:font-size="2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sion_20_1" style:display-name="Conversion 1" style:page-layout-name="Mpm1"/>
    <style:master-page style:name="Conversion_20_2" style:display-name="Conversion 2" style:page-layout-name="Mpm1"/>
    <style:master-page style:name="Conversion_20_3" style:display-name="Conversion 3" style:page-layout-name="Mpm1"/>
    <style:master-page style:name="Conversion_20_4" style:display-name="Conversion 4" style:page-layout-name="Mpm1"/>
    <style:master-page style:name="Conversion_20_5" style:display-name="Conversion 5" style:page-layout-name="Mpm1"/>
    <style:master-page style:name="Conversion_20_6" style:display-name="Conversion 6" style:page-layout-name="Mpm1"/>
    <style:master-page style:name="Conversion_20_7" style:display-name="Conversion 7" style:page-layout-name="Mpm1"/>
    <style:master-page style:name="Conversion_20_8" style:display-name="Conversion 8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Fiche de Remarques</dc:title>
    <meta:initial-creator>WISCHNEWSKI</meta:initial-creator>
    <meta:creation-date>2005-01-28T16:31:00</meta:creation-date>
    <dc:creator>Eric Cousin</dc:creator>
    <dc:date>2012-04-18T15:47:59</dc:date>
    <meta:print-date>2004-03-31T15:12:00</meta:print-date>
    <dc:language>fr-FR</dc:language>
    <meta:editing-cycles>8</meta:editing-cycles>
    <meta:editing-duration>PT00H16M57S</meta:editing-duration>
    <meta:document-statistic meta:table-count="4" meta:image-count="0" meta:object-count="0" meta:page-count="10" meta:paragraph-count="87" meta:word-count="356" meta:character-count="2150" meta:non-whitespace-character-count="1796"/>
    <meta:user-defined meta:name="Info 1"/>
    <meta:user-defined meta:name="Info 2"/>
    <meta:user-defined meta:name="Info 3"/>
    <meta:user-defined meta:name="Info 4"/>
  </office:meta>
</office:document-meta>
</file>